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rom flask import Flask, jsonify<text:line-break/>app = Flask(__name__)<text:line-break/><text:line-break/># @app.route('/')<text:line-break/># def hello_world():<text:line-break/># <text:s text:c="4"/>return 'Hello, World!'<text:line-break/><text:line-break/># @app.route ("/hi")<text:line-break/># def hi():<text:line-break/># <text:s text:c="4"/>return 'Hello SSAFY'<text:line-break/> <text:s text:c="3"/><text:line-break/>@app.route ("/pick_lotto")<text:line-break/>def pick_lotto():<text:line-break/> <text:s text:c="3"/>return 'hmmm.....'<text:line-break/><text:line-break/>@app.route("/get_lotto")<text:line-break/>def get_lotto():<text:line-break/> <text:s text:c="3"/>data={<text:line-break/> <text:s text:c="7"/>'numbers': [1,2,3,4,5,6],<text:line-break/> <text:s text:c="7"/>'bonus':7}<text:line-break/> <text:s text:c="3"/>return da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 </meta:initial-creator>
    <meta:creation-date>2018-12-20T17:49:08.13</meta:creation-date>
    <meta:document-statistic meta:table-count="0" meta:image-count="0" meta:object-count="0" meta:page-count="1" meta:paragraph-count="1" meta:word-count="42" meta:character-count="380"/>
    <dc:date>2018-12-20T18:01:07.60</dc:date>
    <dc:creator>d </dc:creator>
    <meta:editing-duration>PT12M</meta:editing-duration>
    <meta:editing-cycles>1</meta:editing-cycles>
    <meta:generator>OpenOffice/4.1.6$Win32 OpenOffice.org_project/416m1$Build-9790</meta:generator>
  </office:meta>
</office:document-meta>
</file>